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/>
    </style:style>
    <style:style style:name="gr2" style:family="graphic" style:parent-style-name="standard">
      <style:graphic-properties draw:stroke="none" svg:stroke-color="#000000" draw:fill="none" draw:fill-color="#ffffff" fo:min-height="2.163cm"/>
    </style:style>
    <style:style style:name="gr3" style:family="graphic" style:parent-style-name="standard">
      <style:graphic-properties draw:fill="solid" draw:fill-color="#e6e6e6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8cm"/>
    </style:style>
    <style:style style:name="gr6" style:family="graphic" style:parent-style-name="objectwithoutfill">
      <style:graphic-properties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  <style:text-properties fo:font-size="6pt" style:font-size-asian="6pt" style:font-size-complex="6pt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0.762cm" svg:x="2.27cm" svg:y="2.27cm">
          <draw:text-box>
            <text:p><text:span text:style-name="T1">AudioMemory( blocks )</text:span></text:p>
          </draw:text-box>
        </draw:frame>
        <draw:frame draw:style-name="gr1" draw:text-style-name="P1" draw:layer="layout" svg:width="10.16cm" svg:height="0.762cm" svg:x="2.27cm" svg:y="4.81cm">
          <draw:text-box>
            <text:p><text:span text:style-name="T1">AudioStream::initialize_memory(data, num)</text:span></text:p>
          </draw:text-box>
        </draw:frame>
        <draw:frame draw:style-name="gr1" draw:text-style-name="P1" draw:layer="layout" svg:width="4.445cm" svg:height="0.762cm" svg:x="2.905cm" svg:y="3.54cm">
          <draw:text-box>
            <text:p><text:span text:style-name="T1">...calls...</text:span></text:p>
          </draw:text-box>
        </draw:frame>
        <draw:frame draw:style-name="gr2" draw:text-style-name="P1" draw:layer="layout" svg:width="12.192cm" svg:height="4.043cm" svg:x="2.905cm" svg:y="6.08cm">
          <draw:text-box>
            <text:p><text:span text:style-name="T1">This reserves all the memory available.</text:span></text:p>
            <text:p><text:span text:style-name="T1">The name "data" is used as an array of blocks during construction as audio_block_t data[num]; then saved as audio_block_t * AudioStream::memory_pool;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1" draw:layer="layout" svg:width="10.16cm" svg:height="1.673cm" svg:x="2.143cm" svg:y="22.717cm">
          <draw:text-box>
            <text:p><text:span text:style-name="T1">When an AudioConnection object is made,</text:span></text:p>
            <text:p><text:span text:style-name="T1"/></text:p>
            <text:p><text:span text:style-name="T1">audio_block_t * AudioStream::memory_pool;</text:span></text:p>
          </draw:text-box>
        </draw:frame>
        <draw:rect draw:style-name="gr3" draw:text-style-name="P2" draw:layer="layout" svg:width="6.35cm" svg:height="5.08cm" svg:x="4.81cm" svg:y="9.89cm">
          <text:p text:style-name="P2">sample data</text:p>
        </draw:rect>
        <draw:rect draw:style-name="gr3" draw:text-style-name="P3" draw:layer="layout" svg:width="6.35cm" svg:height="0.636cm" svg:x="4.809cm" svg:y="9.889cm">
          <text:p text:style-name="P2"><text:span text:style-name="T1">4</text:span></text:p>
        </draw:rect>
        <draw:rect draw:style-name="gr3" draw:text-style-name="P3" draw:layer="layout" svg:width="6.35cm" svg:height="0.636cm" svg:x="4.81cm" svg:y="10.525cm">
          <text:p text:style-name="P2"><text:span text:style-name="T1">3</text:span></text:p>
        </draw:rect>
        <draw:frame draw:style-name="gr1" draw:text-style-name="P1" draw:layer="layout" svg:width="3.937cm" svg:height="0.762cm" svg:x="4.81cm" svg:y="9.128cm">
          <draw:text-box>
            <text:p><text:span text:style-name="T1">audio_block_t</text:span></text:p>
          </draw:text-box>
        </draw:frame>
        <draw:frame draw:style-name="gr1" draw:text-style-name="P5" draw:layer="layout" svg:width="3.937cm" svg:height="0.762cm" svg:x="0.873cm" svg:y="9.89cm">
          <draw:text-box>
            <text:p text:style-name="P4"><text:span text:style-name="T2">ref_count</text:span></text:p>
          </draw:text-box>
        </draw:frame>
        <draw:frame draw:style-name="gr1" draw:text-style-name="P5" draw:layer="layout" svg:width="3.937cm" svg:height="0.762cm" svg:x="0.873cm" svg:y="10.525cm">
          <draw:text-box>
            <text:p text:style-name="P4"><text:span text:style-name="T2">memory_pool_index</text:span></text:p>
          </draw:text-box>
        </draw:frame>
        <draw:line draw:style-name="gr4" draw:text-style-name="P2" draw:layer="layout" svg:x1="5.953cm" svg:y1="15.097cm" svg:x2="7.604cm" svg:y2="17.002cm">
          <text:p/>
        </draw:line>
        <draw:line draw:style-name="gr4" draw:text-style-name="P2" draw:layer="layout" svg:x1="10.017cm" svg:y1="15.097cm" svg:x2="8.239cm" svg:y2="17.002cm">
          <text:p/>
        </draw:line>
        <draw:rect draw:style-name="gr3" draw:text-style-name="P2" draw:layer="layout" svg:width="1.905cm" svg:height="1.905cm" svg:x="6.969cm" svg:y="17.51cm">
          <text:p text:style-name="P2"/>
          <text:p text:style-name="P2"/>
        </draw:rect>
        <draw:rect draw:style-name="gr3" draw:text-style-name="P2" draw:layer="layout" svg:width="1.905cm" svg:height="0.381cm" svg:x="6.969cm" svg:y="17.51cm">
          <text:p text:style-name="P2"><text:span text:style-name="T3">?</text:span></text:p>
        </draw:rect>
        <draw:rect draw:style-name="gr3" draw:text-style-name="P2" draw:layer="layout" svg:width="1.905cm" svg:height="0.381cm" svg:x="6.969cm" svg:y="17.891cm">
          <text:p text:style-name="P2"><text:span text:style-name="T3">0</text:span></text:p>
        </draw:rect>
        <draw:rect draw:style-name="gr3" draw:text-style-name="P2" draw:layer="layout" svg:width="1.905cm" svg:height="1.905cm" svg:x="8.239cm" svg:y="17.764cm">
          <text:p text:style-name="P2"/>
          <text:p text:style-name="P2"/>
        </draw:rect>
        <draw:rect draw:style-name="gr3" draw:text-style-name="P2" draw:layer="layout" svg:width="1.905cm" svg:height="0.381cm" svg:x="8.239cm" svg:y="17.764cm">
          <text:p text:style-name="P2"><text:span text:style-name="T3">?</text:span></text:p>
        </draw:rect>
        <draw:rect draw:style-name="gr3" draw:text-style-name="P2" draw:layer="layout" svg:width="1.905cm" svg:height="0.381cm" svg:x="8.239cm" svg:y="18.145cm">
          <text:p text:style-name="P2"><text:span text:style-name="T3">1</text:span></text:p>
        </draw:rect>
        <draw:rect draw:style-name="gr3" draw:text-style-name="P2" draw:layer="layout" svg:width="1.905cm" svg:height="1.905cm" svg:x="9.509cm" svg:y="18.018cm">
          <text:p text:style-name="P2"/>
          <text:p text:style-name="P2"/>
        </draw:rect>
        <draw:rect draw:style-name="gr3" draw:text-style-name="P2" draw:layer="layout" svg:width="1.905cm" svg:height="0.381cm" svg:x="9.509cm" svg:y="18.018cm">
          <text:p text:style-name="P2"><text:span text:style-name="T3">?</text:span></text:p>
        </draw:rect>
        <draw:rect draw:style-name="gr3" draw:text-style-name="P2" draw:layer="layout" svg:width="1.905cm" svg:height="0.381cm" svg:x="9.509cm" svg:y="18.399cm">
          <text:p text:style-name="P2"><text:span text:style-name="T3">2</text:span></text:p>
        </draw:rect>
        <draw:rect draw:style-name="gr3" draw:text-style-name="P2" draw:layer="layout" svg:width="1.905cm" svg:height="1.905cm" svg:x="10.779cm" svg:y="18.272cm">
          <text:p text:style-name="P2"/>
          <text:p text:style-name="P2"/>
        </draw:rect>
        <draw:rect draw:style-name="gr3" draw:text-style-name="P2" draw:layer="layout" svg:width="1.905cm" svg:height="0.381cm" svg:x="10.779cm" svg:y="18.272cm">
          <text:p text:style-name="P2"><text:span text:style-name="T3">?</text:span></text:p>
        </draw:rect>
        <draw:rect draw:style-name="gr3" draw:text-style-name="P2" draw:layer="layout" svg:width="1.905cm" svg:height="0.381cm" svg:x="10.779cm" svg:y="18.653cm">
          <text:p text:style-name="P2"><text:span text:style-name="T3">3</text:span></text:p>
        </draw:rect>
        <draw:rect draw:style-name="gr3" draw:text-style-name="P2" draw:layer="layout" svg:width="1.905cm" svg:height="1.905cm" svg:x="12.049cm" svg:y="18.526cm">
          <text:p text:style-name="P2"/>
          <text:p text:style-name="P2"/>
        </draw:rect>
        <draw:rect draw:style-name="gr3" draw:text-style-name="P2" draw:layer="layout" svg:width="1.905cm" svg:height="0.381cm" svg:x="12.049cm" svg:y="18.526cm">
          <text:p text:style-name="P2"><text:span text:style-name="T3">?</text:span></text:p>
        </draw:rect>
        <draw:rect draw:style-name="gr3" draw:text-style-name="P2" draw:layer="layout" svg:width="1.905cm" svg:height="0.381cm" svg:x="12.049cm" svg:y="18.907cm">
          <text:p text:style-name="P2"><text:span text:style-name="T3">4</text:span></text:p>
        </draw:rect>
        <draw:rect draw:style-name="gr3" draw:text-style-name="P2" draw:layer="layout" svg:width="1.905cm" svg:height="1.905cm" svg:x="13.319cm" svg:y="18.78cm">
          <text:p text:style-name="P2"/>
          <text:p text:style-name="P2"/>
        </draw:rect>
        <draw:rect draw:style-name="gr3" draw:text-style-name="P2" draw:layer="layout" svg:width="1.905cm" svg:height="0.381cm" svg:x="13.319cm" svg:y="18.78cm">
          <text:p text:style-name="P2"><text:span text:style-name="T3">?</text:span></text:p>
        </draw:rect>
        <draw:rect draw:style-name="gr3" draw:text-style-name="P2" draw:layer="layout" svg:width="1.905cm" svg:height="0.381cm" svg:x="13.319cm" svg:y="19.161cm">
          <text:p text:style-name="P2"><text:span text:style-name="T3">5</text:span></text:p>
        </draw:rect>
        <draw:rect draw:style-name="gr3" draw:text-style-name="P2" draw:layer="layout" svg:width="1.905cm" svg:height="1.905cm" svg:x="14.589cm" svg:y="19.034cm">
          <text:p text:style-name="P2"/>
          <text:p text:style-name="P2"/>
        </draw:rect>
        <draw:rect draw:style-name="gr3" draw:text-style-name="P2" draw:layer="layout" svg:width="1.905cm" svg:height="0.381cm" svg:x="14.589cm" svg:y="19.034cm">
          <text:p text:style-name="P2"><text:span text:style-name="T3">?</text:span></text:p>
        </draw:rect>
        <draw:rect draw:style-name="gr3" draw:text-style-name="P2" draw:layer="layout" svg:width="1.905cm" svg:height="0.381cm" svg:x="14.589cm" svg:y="19.415cm">
          <text:p text:style-name="P2"><text:span text:style-name="T3">...</text:span></text:p>
        </draw:rect>
        <draw:rect draw:style-name="gr3" draw:text-style-name="P2" draw:layer="layout" svg:width="1.905cm" svg:height="1.905cm" svg:x="15.859cm" svg:y="19.288cm">
          <text:p text:style-name="P2"/>
          <text:p text:style-name="P2"/>
        </draw:rect>
        <draw:rect draw:style-name="gr3" draw:text-style-name="P2" draw:layer="layout" svg:width="1.905cm" svg:height="0.381cm" svg:x="15.859cm" svg:y="19.288cm">
          <text:p text:style-name="P2"><text:span text:style-name="T3">?</text:span></text:p>
        </draw:rect>
        <draw:rect draw:style-name="gr3" draw:text-style-name="P2" draw:layer="layout" svg:width="1.905cm" svg:height="0.381cm" svg:x="15.859cm" svg:y="19.669cm">
          <text:p text:style-name="P2"><text:span text:style-name="T3">196</text:span></text:p>
        </draw:rect>
        <draw:frame draw:style-name="gr5" draw:text-style-name="P5" draw:layer="layout" svg:width="5.207cm" svg:height="0.64cm" svg:x="1.127cm" svg:y="16.113cm">
          <draw:text-box>
            <text:p><text:span text:style-name="T2">audio_block_t * memory_pool</text:span></text:p>
          </draw:text-box>
        </draw:frame>
        <draw:path draw:style-name="gr6" draw:text-style-name="P2" draw:layer="layout" svg:width="1.17cm" svg:height="0.712cm" draw:transform="rotate (-0.245044226981144) translate (6.13348216426144cm 16.4071309377691cm)" svg:viewBox="0 0 1171 713" svg:d="m0 220c986-246 924-492 1171 493">
          <text:p/>
        </draw:path>
      </draw:page>
      <draw:page draw:name="page2" draw:style-name="dp1" draw:master-page-name="Default">
        <draw:rect draw:style-name="gr3" draw:text-style-name="P2" draw:layer="layout" svg:width="1.905cm" svg:height="1.905cm" svg:x="17.002cm" svg:y="4.683cm">
          <text:p text:style-name="P2"/>
          <text:p text:style-name="P2"/>
        </draw:rect>
        <draw:rect draw:style-name="gr3" draw:text-style-name="P2" draw:layer="layout" svg:width="1.905cm" svg:height="0.381cm" svg:x="4.81cm" svg:y="7.35cm">
          <text:p text:style-name="P2"><text:span text:style-name="T3">* src</text:span></text:p>
        </draw:rect>
        <draw:rect draw:style-name="gr3" draw:text-style-name="P2" draw:layer="layout" svg:width="1.905cm" svg:height="0.381cm" svg:x="4.81cm" svg:y="7.731cm">
          <text:p text:style-name="P2"><text:span text:style-name="T3">* dst</text:span></text:p>
        </draw:rect>
        <draw:frame draw:style-name="gr7" draw:text-style-name="P7" draw:layer="layout" svg:width="3.937cm" svg:height="0.64cm" svg:x="4.175cm" svg:y="5.445cm">
          <draw:text-box>
            <text:p text:style-name="P6"><text:span text:style-name="T2">AudioConnection</text:span></text:p>
          </draw:text-box>
        </draw:frame>
        <draw:rect draw:style-name="gr3" draw:text-style-name="P2" draw:layer="layout" svg:width="1.905cm" svg:height="0.381cm" svg:x="4.81cm" svg:y="8.112cm">
          <text:p text:style-name="P2"><text:span text:style-name="T3">src port</text:span></text:p>
        </draw:rect>
        <draw:rect draw:style-name="gr3" draw:text-style-name="P2" draw:layer="layout" svg:width="1.905cm" svg:height="0.381cm" svg:x="4.81cm" svg:y="8.493cm">
          <text:p text:style-name="P2"><text:span text:style-name="T3">dst port</text:span></text:p>
        </draw:rect>
        <draw:rect draw:style-name="gr3" draw:text-style-name="P2" draw:layer="layout" svg:width="1.905cm" svg:height="0.381cm" svg:x="8.62cm" svg:y="7.35cm">
          <text:p text:style-name="P2"><text:span text:style-name="T3">* src</text:span></text:p>
        </draw:rect>
        <draw:rect draw:style-name="gr3" draw:text-style-name="P2" draw:layer="layout" svg:width="1.905cm" svg:height="0.381cm" svg:x="8.62cm" svg:y="7.731cm">
          <text:p text:style-name="P2"><text:span text:style-name="T3">* dst</text:span></text:p>
        </draw:rect>
        <draw:rect draw:style-name="gr3" draw:text-style-name="P2" draw:layer="layout" svg:width="1.905cm" svg:height="0.381cm" svg:x="8.62cm" svg:y="8.112cm">
          <text:p text:style-name="P2"><text:span text:style-name="T3">src port</text:span></text:p>
        </draw:rect>
        <draw:rect draw:style-name="gr3" draw:text-style-name="P2" draw:layer="layout" svg:width="1.905cm" svg:height="0.381cm" svg:x="8.62cm" svg:y="8.493cm">
          <text:p text:style-name="P2"><text:span text:style-name="T3">dst port</text:span></text:p>
        </draw:rect>
        <draw:rect draw:style-name="gr3" draw:text-style-name="P2" draw:layer="layout" svg:width="1.905cm" svg:height="0.381cm" svg:x="12.43cm" svg:y="7.35cm">
          <text:p text:style-name="P2"><text:span text:style-name="T3">* src</text:span></text:p>
        </draw:rect>
        <draw:rect draw:style-name="gr3" draw:text-style-name="P2" draw:layer="layout" svg:width="1.905cm" svg:height="0.381cm" svg:x="12.43cm" svg:y="7.731cm">
          <text:p text:style-name="P2"><text:span text:style-name="T3">* dst</text:span></text:p>
        </draw:rect>
        <draw:rect draw:style-name="gr3" draw:text-style-name="P2" draw:layer="layout" svg:width="1.905cm" svg:height="0.381cm" svg:x="12.43cm" svg:y="8.112cm">
          <text:p text:style-name="P2"><text:span text:style-name="T3">src port</text:span></text:p>
        </draw:rect>
        <draw:rect draw:style-name="gr3" draw:text-style-name="P2" draw:layer="layout" svg:width="1.905cm" svg:height="0.381cm" svg:x="12.43cm" svg:y="8.493cm">
          <text:p text:style-name="P2"><text:span text:style-name="T3">dst port</text:span></text:p>
        </draw:rect>
        <draw:path draw:style-name="gr6" draw:text-style-name="P2" draw:layer="layout" svg:width="2.032cm" svg:height="1.754cm" draw:transform="rotate (-0.245044226981143) translate (10.9508149131442cm 6.28221483010857cm)" svg:viewBox="0 0 2033 1755" svg:d="m0 1755c986-246 1663-2772 2033-1294">
          <text:p/>
        </draw:path>
        <draw:rect draw:style-name="gr3" draw:text-style-name="P2" draw:layer="layout" svg:width="1.905cm" svg:height="0.381cm" svg:x="8.62cm" svg:y="8.874cm">
          <text:p text:style-name="P2"><text:span text:style-name="T3"><text:s/></text:span><text:span text:style-name="T3">* next dst</text:span></text:p>
        </draw:rect>
        <draw:rect draw:style-name="gr3" draw:text-style-name="P2" draw:layer="layout" svg:width="1.905cm" svg:height="0.381cm" svg:x="12.43cm" svg:y="8.874cm">
          <text:p text:style-name="P2"><text:span text:style-name="T3"><text:s/></text:span><text:span text:style-name="T3">* next dst</text:span></text:p>
        </draw:rect>
        <draw:rect draw:style-name="gr3" draw:text-style-name="P2" draw:layer="layout" svg:width="1.905cm" svg:height="0.381cm" svg:x="4.81cm" svg:y="8.874cm">
          <text:p text:style-name="P2"><text:span text:style-name="T3"><text:s/></text:span><text:span text:style-name="T3">* next dst</text:span></text:p>
        </draw:rect>
        <draw:path draw:style-name="gr6" draw:text-style-name="P2" draw:layer="layout" svg:width="2.228cm" svg:height="0.676cm" draw:transform="rotate (-0.245044226981144) translate (6.5846339048345cm 6.55577906277115cm)" svg:viewBox="0 0 2229 677" svg:d="m2229 523c-370 93-2557-1324-2187 154">
          <text:p/>
        </draw:path>
        <draw:frame draw:style-name="gr8" draw:text-style-name="P8" draw:layer="layout" svg:width="2.159cm" svg:height="0.508cm" svg:x="2.651cm" svg:y="7.223cm">
          <draw:text-box>
            <text:p text:style-name="P4"><text:span text:style-name="T3">AudioStream</text:span></text:p>
          </draw:text-box>
        </draw:frame>
        <draw:frame draw:style-name="gr8" draw:text-style-name="P8" draw:layer="layout" svg:width="2.159cm" svg:height="0.508cm" svg:x="2.651cm" svg:y="7.731cm">
          <draw:text-box>
            <text:p text:style-name="P4"><text:span text:style-name="T3">AudioStream</text:span></text:p>
          </draw:text-box>
        </draw:frame>
        <draw:frame draw:style-name="gr8" draw:text-style-name="P8" draw:layer="layout" svg:width="2.159cm" svg:height="0.508cm" svg:x="2.652cm" svg:y="7.223cm">
          <draw:text-box>
            <text:p text:style-name="P4"><text:span text:style-name="T3">AudioStream</text:span></text:p>
          </draw:text-box>
        </draw:frame>
        <draw:frame draw:style-name="gr8" draw:text-style-name="P8" draw:layer="layout" svg:width="2.159cm" svg:height="0.508cm" svg:x="2.651cm" svg:y="8.874cm">
          <draw:text-box>
            <text:p text:style-name="P4"><text:span text:style-name="T3">AudioConnection</text:span></text:p>
          </draw:text-box>
        </draw:frame>
      </draw:page>
      <draw:page draw:name="page3" draw:style-name="dp1" draw:master-page-name="Default">
        <draw:frame draw:style-name="gr1" draw:text-style-name="P9" draw:layer="layout" svg:width="15.367cm" svg:height="0.882cm" svg:x="1cm" svg:y="1cm">
          <draw:text-box>
            <text:p text:style-name="P9"><text:span text:style-name="T4">What happens when a program constructs a patchcord?</text:span></text:p>
          </draw:text-box>
        </draw:frame>
        <draw:frame draw:style-name="gr1" draw:text-style-name="P1" draw:layer="layout" svg:width="15.367cm" svg:height="0.762cm" svg:x="2.143cm" svg:y="4.429cm">
          <draw:text-box>
            <text:p><text:span text:style-name="T1">What happens when a program constructs a patchcord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2M59S</meta:editing-duration>
    <meta:editing-cycles>4</meta:editing-cycles>
    <meta:generator>OpenOffice.org/3.4.1$Win32 OpenOffice.org_project/341m1$Build-9593</meta:generator>
    <dc:date>2016-12-11T14:18:49.95</dc:date>
    <meta:document-statistic meta:object-count="64"/>
  </office:meta>
</office:document-meta>
</file>